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4000003FD0754BC1050C1F5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28cm, 0cm, 11.599cm, -0.65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Picture 3" text:anchor-type="as-char" svg:width="11.137cm" svg:height="11.43cm" draw:z-index="0"><draw:image xlink:href="Pictures/10000201000001C4000003FD0754BC1050C1F5F9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0:23:46.729947343</meta:creation-date>
    <dc:date>2021-02-05T10:26:12.060213427</dc:date>
    <meta:editing-duration>PT2M25S</meta:editing-duration>
    <meta:editing-cycles>1</meta:editing-cycles>
    <meta:document-statistic meta:table-count="0" meta:image-count="1" meta:object-count="0" meta:page-count="1" meta:paragraph-count="1" meta:word-count="0" meta:character-count="1" meta:non-whitespace-character-count="0"/>
    <meta:generator>LibreOffice/6.4.6.2$Linux_X86_64 LibreOffice_project/40$Build-2</meta:generator>
  </office:meta>
</office:document-meta>
</file>